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fo:font-weight="bold" officeooo:paragraph-rsid="0012c4d5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Monospace" fo:font-size="10pt" fo:font-weight="bold" officeooo:paragraph-rsid="0012cd16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Monospace" fo:font-size="6pt" fo:font-weight="bold" officeooo:paragraph-rsid="0012c4d5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Monospace" fo:font-size="6pt" fo:font-weight="bold" officeooo:paragraph-rsid="0012cd16" style:font-size-asian="5.25pt" style:font-weight-asian="bold" style:font-size-complex="6pt" style:font-weight-complex="bold"/>
    </style:style>
    <style:style style:name="P5" style:family="paragraph" style:parent-style-name="Standard">
      <style:text-properties fo:color="#c9211e" style:font-name="Monospace" fo:font-size="10pt" fo:font-weight="bold" officeooo:paragraph-rsid="0012c4d5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/>
      <style:text-properties fo:color="#000000" style:font-name="Monospace" fo:font-size="10pt" fo:font-weight="bold" officeooo:paragraph-rsid="0012c4d5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/>
      <style:text-properties style:use-window-font-color="true" style:font-name="Monospace" fo:font-size="10pt" fo:font-weight="normal" officeooo:paragraph-rsid="0012c4d5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style:use-window-font-color="true" style:font-name="Arial" fo:font-size="10.5pt" fo:font-weight="normal" officeooo:paragraph-rsid="0012c4d5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line-height="100%"/>
      <style:text-properties officeooo:paragraph-rsid="0012c4d5"/>
    </style:style>
    <style:style style:name="P10" style:family="paragraph" style:parent-style-name="Standard">
      <style:paragraph-properties fo:line-height="100%"/>
      <style:text-properties style:font-name="Arial" fo:font-size="10.5pt" officeooo:paragraph-rsid="0012c4d5" style:font-size-asian="10.5pt" style:font-size-complex="10.5pt"/>
    </style:style>
    <style:style style:name="P11" style:family="paragraph" style:parent-style-name="Standard">
      <style:paragraph-properties fo:line-height="100%"/>
      <style:text-properties style:font-name="Arial" fo:font-size="10.5pt" officeooo:paragraph-rsid="001708f7" style:font-size-asian="10.5pt" style:font-size-complex="10.5pt"/>
    </style:style>
    <style:style style:name="T1" style:family="text">
      <style:text-properties fo:color="#127622"/>
    </style:style>
    <style:style style:name="T2" style:family="text">
      <style:text-properties fo:color="#127622"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c9211e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224b12"/>
    </style:style>
    <style:style style:name="T9" style:family="text">
      <style:text-properties fo:color="#224b12" fo:background-color="#eeeeee" loext:char-shading-value="0"/>
    </style:style>
    <style:style style:name="T10" style:family="text">
      <style:text-properties fo:color="#0000ff"/>
    </style:style>
    <style:style style:name="T11" style:family="text">
      <style:text-properties fo:color="#0000ff" fo:background-color="#eeeeee" loext:char-shading-value="0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ff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color="#0000ff" style:font-name="Arial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font-weight="normal" officeooo:rsid="001708f7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officeooo:rsid="00184411" fo:background-color="transparent" loext:char-shading-value="0" style:font-weight-asian="normal" style:font-weight-complex="normal"/>
    </style:style>
    <style:style style:name="T20" style:family="text">
      <style:text-properties style:use-window-font-color="true" style:font-name="Arial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style:use-window-font-color="true" style:font-name="Arial" fo:font-size="10.5pt" fo:font-style="normal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0000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ffff00" fo:font-weight="bold" fo:background-color="#cccccc" loext:char-shading-value="0" style:font-weight-asian="bold" style:font-weight-complex="bold"/>
    </style:style>
    <style:style style:name="T29" style:family="text">
      <style:text-properties fo:color="#ffff00" fo:font-weight="bold" fo:background-color="#000000" loext:char-shading-value="0" style:font-weight-asian="bold" style:font-weight-complex="bold"/>
    </style:style>
    <style:style style:name="T30" style:family="text">
      <style:text-properties fo:color="#ffff00" fo:font-weight="bold" fo:background-color="#333333" loext:char-shading-value="0" style:font-weight-asian="bold" style:font-weight-complex="bold"/>
    </style:style>
    <style:style style:name="T31" style:family="text">
      <style:text-properties fo:color="#ffff00" fo:font-weight="bold" fo:background-color="#808080" loext:char-shading-value="0" style:font-weight-asian="bold" style:font-weight-complex="bold"/>
    </style:style>
    <style:style style:name="T32" style:family="text">
      <style:text-properties fo:color="#ffff00" fo:font-weight="bold" style:font-weight-asian="bold" style:font-weight-complex="bold"/>
    </style:style>
    <style:style style:name="T33" style:family="text">
      <style:text-properties fo:color="#ffff00" fo:font-weight="bold" fo:background-color="#355269" loext:char-shading-value="0" style:font-weight-asian="bold" style:font-weight-complex="bold"/>
    </style:style>
    <style:style style:name="T34" style:family="text">
      <style:text-properties fo:color="#ffff00" fo:font-weight="bold" fo:background-color="#784b04" loext:char-shading-value="0" style:font-weight-asian="bold" style:font-weight-complex="bold"/>
    </style:style>
    <style:style style:name="T35" style:family="text">
      <style:text-properties fo:color="#ffff00" fo:font-weight="bold" fo:background-color="#e8a202" loext:char-shading-value="0" style:font-weight-asian="bold" style:font-weight-complex="bold"/>
    </style:style>
    <style:style style:name="T36" style:family="text">
      <style:text-properties fo:color="#ffffff" fo:font-weight="bold" fo:background-color="#000000" loext:char-shading-value="0" style:font-weight-asian="bold" style:font-weight-complex="bold"/>
    </style:style>
    <style:style style:name="T37" style:family="text">
      <style:text-properties fo:color="#3465a4" fo:font-weight="bold" style:font-weight-asian="bold" style:font-weight-complex="bold"/>
    </style:style>
    <style:style style:name="T38" style:family="text">
      <style:text-properties fo:color="#3465a4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3465a4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color="#3465a4" style:font-name="Arial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1" style:family="text">
      <style:text-properties fo:color="#3465a4" style:font-name="Arial" fo:font-size="10.5pt" fo:font-style="normal" fo:font-weight="bold" officeooo:rsid="001df568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2a6099" fo:font-weight="bold" style:font-weight-asian="bold" style:font-weight-complex="bold"/>
    </style:style>
    <style:style style:name="T43" style:family="text">
      <style:text-properties fo:color="#784b04"/>
    </style:style>
    <style:style style:name="T44" style:family="text">
      <style:text-properties fo:color="#784b04" fo:font-weight="bold" style:font-weight-asian="bold" style:font-weight-complex="bold"/>
    </style:style>
    <style:style style:name="T45" style:family="text">
      <style:text-properties fo:color="#784b04" fo:font-weight="bold" fo:background-color="#784b04" loext:char-shading-value="0" style:font-weight-asian="bold" style:font-weight-complex="bold"/>
    </style:style>
    <style:style style:name="T46" style:family="text">
      <style:text-properties fo:color="#069a2e" fo:font-weight="bold" style:font-weight-asian="bold" style:font-weight-complex="bold"/>
    </style:style>
    <style:style style:name="T47" style:family="text">
      <style:text-properties fo:color="#f10d0c"/>
    </style:style>
    <style:style style:name="T48" style:family="text">
      <style:text-properties fo:color="#f10d0c" fo:font-weight="bold" style:font-weight-asian="bold" style:font-weight-complex="bold"/>
    </style:style>
    <style:style style:name="T49" style:family="text">
      <style:text-properties fo:color="#f10d0c" fo:background-color="#dddddd" loext:char-shading-value="0"/>
    </style:style>
    <style:style style:name="T50" style:family="text">
      <style:text-properties fo:color="#f10d0c" officeooo:rsid="001df568" fo:background-color="#dddddd" loext:char-shading-value="0"/>
    </style:style>
    <style:style style:name="T51" style:family="text">
      <style:text-properties fo:color="#f10d0c" officeooo:rsid="001f6da7" fo:background-color="#dddddd" loext:char-shading-value="0"/>
    </style:style>
    <style:style style:name="T52" style:family="text">
      <style:text-properties fo:color="#00a933" fo:font-weight="bold" style:font-weight-asian="bold" style:font-weight-complex="bold"/>
    </style:style>
    <style:style style:name="T53" style:family="text">
      <style:text-properties fo:color="#472702"/>
    </style:style>
    <style:style style:name="T54" style:family="text">
      <style:text-properties fo:color="#8d281e"/>
    </style:style>
    <style:style style:name="T55" style:family="text">
      <style:text-properties officeooo:rsid="001df5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age: "build.sh" [{-|--}option1{=|space}[option_value1]] [{-|--}option2{=|space}[option_value2]] ...</text:p>
      <text:p text:style-name="P4"/>
      <text:p text:style-name="P2"><text:s text:c="2"/><text:span text:style-name="T11">-h|-help|--h|--help</text:span></text:p>
      <text:p text:style-name="P1"><text:s text:c="4"/><text:span text:style-name="T16">Show this help screen.</text:span></text:p>
      <text:p text:style-name="P3"/>
      <text:p text:style-name="P1"><text:s text:c="2"/><text:span text:style-name="T11">-c|--c|-clean|--clean [=|space] "0|1|yes|no" (OPTIONAL).</text:span></text:p>
      <text:p text:style-name="P1"><text:s text:c="4"/>Only clean the already compiled CMake build system.</text:p>
      <text:p text:style-name="P1"><text:s text:c="4"/><text:span text:style-name="T9">Default: 0|no.</text:span></text:p>
      <text:p text:style-name="P3"/>
      <text:p text:style-name="P1"><text:s text:c="2"/><text:span text:style-name="T11">-compiler|--compiler [=|space] "compiling_system" (OPTIONAL).</text:span></text:p>
      <text:p text:style-name="P1"><text:s text:c="4"/>The compiling system to use (gnu, intel, pgi).</text:p>
      <text:p text:style-name="P1"><text:s text:c="4"/><text:span text:style-name="T9">Default: intel.</text:span></text:p>
      <text:p text:style-name="P4"/>
      <text:p text:style-name="P2"><text:s text:c="2"/><text:span text:style-name="T11">-component|--component [=|space] "component_list" (OPTIONAL).</text:span></text:p>
      <text:p text:style-name="P1"><text:s text:c="4"/>The component(s) to use (ATMESH PAHM ADCIRC NWM WW3DATA WW3 BARDATA).</text:p>
      <text:p text:style-name="P1"><text:s text:c="4"/><text:span text:style-name="T9">Default: "ADCIRC WW3DATA ATMESH".</text:span></text:p>
      <text:p text:style-name="P4"/>
      <text:p text:style-name="P2"><text:s text:c="2"/><text:span text:style-name="T11">-build_exec|--build_exec [=|space] "executable_list" (OPTIONAL).</text:span></text:p>
      <text:p text:style-name="P1"><text:s text:c="4"/>The executables(s) to build (e.g. --build_exec="padcirc pahm").</text:p>
      <text:p text:style-name="P1"><text:s text:c="4"/><text:span text:style-name="T9">Default: none.</text:span></text:p>
      <text:p text:style-name="P4"/>
      <text:p text:style-name="P2"><text:s text:c="2"/><text:span text:style-name="T11">-j|--j [=|space] "N" (OPTIONAL).</text:span></text:p>
      <text:p text:style-name="P1"><text:s text:c="4"/>Define the number of make jobs to run simultaneously.</text:p>
      <text:p text:style-name="P1"><text:s text:c="4"/><text:span text:style-name="T9">Default: 1.</text:span></text:p>
      <text:p text:style-name="P4"/>
      <text:p text:style-name="P2"><text:s text:c="2"/><text:span text:style-name="T11">-par|--par|-parallel|--parallel [=|space] "0|1|yes|no" (OPTIONAL).</text:span></text:p>
      <text:p text:style-name="P1"><text:s text:c="4"/>Activate the use of parallel compilers.</text:p>
      <text:p text:style-name="P1"><text:s text:c="4"/><text:span text:style-name="T9">Default: 1|yes.</text:span></text:p>
      <text:p text:style-name="P4"/>
      <text:p text:style-name="P2"><text:s text:c="2"/><text:span text:style-name="T11">-os|--os [=|space] "OS string" (OPTIONAL).</text:span></text:p>
      <text:p text:style-name="P1"><text:s text:c="4"/>The name of the Operating system.</text:p>
      <text:p text:style-name="P1"><text:s text:c="4"/>Supported OSes: linux macosx.</text:p>
      <text:p text:style-name="P1"><text:s text:c="4"/><text:span text:style-name="T9">Default: current OS.</text:span></text:p>
      <text:p text:style-name="P4"/>
      <text:p text:style-name="P2"><text:s text:c="2"/><text:span text:style-name="T11">-plat|--plat|-platform|--platform [=|space] "platform" (OPTIONAL).</text:span></text:p>
      <text:p text:style-name="P1"><text:s text:c="4"/>The name of the compute HPC platform to consider.</text:p>
      <text:p text:style-name="P1"><text:s text:c="4"/>Selecting a platform, environment modules specific to that platform are loaded</text:p>
      <text:p text:style-name="P1"><text:s text:c="4"/>and corresponding environment variables are set.</text:p>
      <text:p text:style-name="P1"><text:s text:c="4"/>Supported platforms: custom, linux, macosx, cheyenne, gaea, hera, jet, orion, stampede, wcoss,</text:p>
      <text:p text:style-name="P1"><text:s text:c="25"/>mistral, strand.</text:p>
      <text:p text:style-name="P1"><text:s text:c="4"/><text:span text:style-name="T9">Default: OS.</text:span></text:p>
      <text:p text:style-name="P4"/>
      <text:p text:style-name="P2"><text:s text:c="2"/><text:span text:style-name="T11">-v|--v|-verbose|--verbose [=|space] "a,b,v,i,j,m,n" (any combination, OPTIONAL).</text:span></text:p>
      <text:p text:style-name="P1"><text:s text:c="4"/>Enable verbosity in the make files during compilation.</text:p>
      <text:p text:style-name="P1"><text:s text:c="6"/>a (all) <text:s text:c="5"/>: all types of debugging output are enabled</text:p>
      <text:p text:style-name="P1"><text:s text:c="6"/>n (none) <text:s text:c="4"/>: disable all debugging currently enabled</text:p>
      <text:p text:style-name="P1"><text:s text:c="6"/>b (basic) <text:s text:c="3"/>: basic debugging and whether the build was successful or not</text:p>
      <text:p text:style-name="P1"><text:s text:c="6"/>v (verbose) <text:s/>: a level above basic</text:p>
      <text:p text:style-name="P1"><text:s text:c="6"/>i (implicit) : prints messages describing the implicit rule searches for each target</text:p>
      <text:p text:style-name="P1"><text:s text:c="6"/>j (jobs) <text:s text:c="4"/>: prints messages giving details on the invocation of specific sub-commands</text:p>
      <text:p text:style-name="P1"><text:s text:c="6"/>m (makefile) : enables messages while rebuilding makefiles</text:p>
      <text:p text:style-name="P6"><text:span text:style-name="T3"><text:s text:c="4"/></text:span><text:span text:style-name="T9">Default:non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text:span text:style-name="T23">Usage:</text:span> "build.sh" [{-|--}option1{=|space}[option_value1]] [{-|--}option2{=|space}[option_value2]] ...</text:p>
      <text:p text:style-name="P8"/>
      <text:p text:style-name="P8"><text:s text:c="2"/><text:span text:style-name="T12">-h|-help|--h|--help</text:span></text:p>
      <text:p text:style-name="P8"><text:s text:c="4"/>Show this help screen.</text:p>
      <text:p text:style-name="P8"><text:s text:c="2"/><text:span text:style-name="T12">-y|-yes|--y|--yes</text:span></text:p>
      <text:p text:style-name="P10"><text:span text:style-name="T17"><text:s text:c="4"/>Automatically answer yes </text:span><text:span text:style-name="T19">to</text:span><text:span text:style-name="T17"> all questions </text:span><text:span text:style-name="T19">(accept all defined parameter values)</text:span><text:span text:style-name="T17">.</text:span></text:p>
      <text:p text:style-name="P8"><text:s text:c="4"/><text:span text:style-name="T49">Default: 0|no</text:span> (user is required to enter a yes/no response).</text:p>
      <text:p text:style-name="P8"><text:s/><text:span text:style-name="T23"><text:s/></text:span><text:span text:style-name="T12">-c|--c|-clean|--clean [=|space] "0|1|2|-3|-2|-1|yes|no" </text:span><text:span text:style-name="T37">(OPTIONAL)</text:span></text:p>
      <text:p text:style-name="P8"><text:s text:c="4"/>Only clean the already compiled build system</text:p>
      <text:p text:style-name="P8"><text:s text:c="4"/><text:span text:style-name="T49">Default: 0|no</text:span></text:p>
      <text:p text:style-name="P8"><text:s text:c="4"/>Example: --clean= 1 <text:s/>Clean the system (make clean) and exit</text:p>
      <text:p text:style-name="P8"><text:s text:c="20"/>= 2 <text:s/>Completely clean the system (make distclean) and exit</text:p>
      <text:p text:style-name="P8"><text:s text:c="20"/>=-1 <text:s/>During the compilation stage, clean the system (make clean)</text:p>
      <text:p text:style-name="P8"><text:s text:c="27"/>and continue with the compilation</text:p>
      <text:p text:style-name="P8"><text:s text:c="20"/>=-2 <text:s/>During the compilation stage, completely clean the system (make distclean)</text:p>
      <text:p text:style-name="P8"><text:s text:c="27"/>and continue with the <text:s/>compilation</text:p>
      <text:p text:style-name="P8"><text:s text:c="20"/>=-3 <text:s/>Do not clean anything but continue with the compilation</text:p>
      <text:p text:style-name="P8"><text:s text:c="20"/>= 0 <text:s/>Do not clean anything (default)</text:p>
      <text:p text:style-name="P8"><text:s text:c="2"/><text:span text:style-name="T12">-compiler|--compiler [=|space] "compiling_system" </text:span><text:span text:style-name="T37">(OPTIONAL)</text:span></text:p>
      <text:p text:style-name="P8"><text:s text:c="4"/>The compiling system to use (gnu, intel, pgi)</text:p>
      <text:p text:style-name="P8"><text:s text:c="4"/><text:span text:style-name="T49">Default: gnu</text:span></text:p>
      <text:p text:style-name="P9"><text:span text:style-name="T20"><text:s/></text:span><text:span text:style-name="T21"><text:s/></text:span><text:span text:style-name="T15">-component|--component [=|space] "component_list" </text:span><text:span text:style-name="T40">(</text:span><text:span text:style-name="T41">MANDATORY</text:span><text:span text:style-name="T40">)</text:span></text:p>
      <text:p text:style-name="P8"><text:s text:c="4"/>The component(s) to use (ATMESH PAHM ADCIRC SCHISM NWM WW3DATA WW3 BARDATA)</text:p>
      <text:p text:style-name="P8"><text:s text:c="4"/><text:span text:style-name="T49">Default: </text:span><text:span text:style-name="T50">none</text:span></text:p>
      <text:p text:style-name="P8"><text:s/><text:span text:style-name="T10"><text:s/></text:span><text:span text:style-name="T13">-tp|--tp|-third|--third|-thirdparty|--thirdparty [=|space] "thirdparty_list" </text:span><text:span text:style-name="T38">(OPTIONAL)</text:span></text:p>
      <text:p text:style-name="P8"><text:s text:c="4"/>The third party libraries and programs to build</text:p>
      <text:p text:style-name="P8"><text:s text:c="6"/>ADCIRC might need the DATETIME library for its build and</text:p>
      <text:p text:style-name="P8"><text:s text:c="6"/>SCHISM, WW3 require METIS/PARMETIS libraries for their build</text:p>
      <text:p text:style-name="P8"><text:s text:c="4"/>If a component is ADCIRC, WW3 or SCHISM then in the THIRDPARTY environment variable</text:p>
      <text:p text:style-name="P8"><text:s text:c="4"/>the required third party libraries will be added if they were not requested by the user</text:p>
      <text:p text:style-name="P8"><text:s text:c="4"/>Available third party libs/progs: DATETIME PARMETIS</text:p>
      <text:p text:style-name="P8"><text:s text:c="4"/><text:span text:style-name="T49">Default: none</text:span></text:p>
      <text:p text:style-name="P8"><text:s text:c="2"/><text:span text:style-name="T13">-build_exec|--build_exec [=|space] "executable_list" </text:span><text:span text:style-name="T38">(OPTIONAL)</text:span></text:p>
      <text:p text:style-name="P8"><text:s text:c="4"/>The executables(s) to build (e.g. --build_exec="padcirc pahm").</text:p>
      <text:p text:style-name="P8"><text:s text:c="4"/><text:span text:style-name="T49">Default: none</text:span></text:p>
      <text:p text:style-name="P8"><text:s text:c="2"/><text:span text:style-name="T14">-j|--j [=|space] "N" </text:span><text:span text:style-name="T39">(OPTIONAL)</text:span></text:p>
      <text:p text:style-name="P8"><text:s text:c="4"/>Define the number of make jobs to run simultaneously.</text:p>
      <text:p text:style-name="P8"><text:s text:c="4"/><text:span text:style-name="T49">Default: 1</text:span></text:p>
      <text:p text:style-name="P8"><text:s/><text:span text:style-name="T24"><text:s/></text:span><text:span text:style-name="T12">-par|--par|-parallel|--parallel [=|space] "0|1|yes|no" </text:span><text:span text:style-name="T37">(OPTIONAL)</text:span></text:p>
      <text:p text:style-name="P8"><text:s text:c="4"/>Activate the use of parallel compilers.</text:p>
      <text:p text:style-name="P8"><text:s text:c="4"/><text:span text:style-name="T49">Default: 1|yes</text:span></text:p>
      <text:p text:style-name="P8"><text:s text:c="2"/><text:span text:style-name="T12">-os|--os [=|space] "OS string" </text:span><text:span text:style-name="T37">(OPTIONAL)</text:span></text:p>
      <text:p text:style-name="P8"><text:s text:c="4"/>The name of the Operating system.</text:p>
      <text:p text:style-name="P8"><text:s text:c="4"/>Supported OSes: linux macosx.</text:p>
      <text:p text:style-name="P8"><text:s text:c="4"/><text:span text:style-name="T49">Default: current OS</text:span></text:p>
      <text:p text:style-name="P8"><text:s text:c="2"/><text:span text:style-name="T12">-plat|--plat|-platform|--platform [=|space] "platform" </text:span><text:span text:style-name="T37">(OPTIONAL)</text:span></text:p>
      <text:p text:style-name="P8"><text:s text:c="4"/>The name of the compute HPC platform to consider.</text:p>
      <text:p text:style-name="P8"><text:s text:c="4"/>Selecting a platform, environment modules specific to that platform are loaded</text:p>
      <text:p text:style-name="P8"><text:s text:c="4"/>and corresponding environment variables are set.</text:p>
      <text:p text:style-name="P11"><text:span text:style-name="T17"><text:s text:c="4"/>Supported platforms: custom, linux, macosx, cheyenne, gaea, hera, jet, orion, </text:span><text:span text:style-name="T18">tacc</text:span><text:span text:style-name="T17">, wcoss,</text:span></text:p>
      <text:p text:style-name="P11"><text:span text:style-name="T17"><text:s text:c="38"/>mistral, strand.</text:span></text:p>
      <text:p text:style-name="P8"><text:s text:c="4"/><text:span text:style-name="T49">Default: OS </text:span><text:span text:style-name="T51">(macosx, linux)</text:span></text:p>
      <text:p text:style-name="P8"><text:s text:c="2"/><text:span text:style-name="T12">-v|--v|-verbose|--verbose [=|space] "a,b,v,i,j,m,n" </text:span><text:span text:style-name="T37">(any combination, OPTIONAL)</text:span></text:p>
      <text:p text:style-name="P8"><text:s text:c="4"/>Enable verbosity in the make files during compilation.</text:p>
      <text:p text:style-name="P8"><text:s text:c="6"/>a (all) <text:s text:c="5"/>: all types of debugging output are enabled</text:p>
      <text:p text:style-name="P8"><text:s text:c="6"/>n (none) <text:s text:c="4"/>: disable all debugging currently enabled</text:p>
      <text:p text:style-name="P8"><text:s text:c="6"/>b (basic) <text:s text:c="3"/>: basic debugging and whether the build was successful or not</text:p>
      <text:p text:style-name="P8"><text:s text:c="6"/>v (verbose) <text:s/>: a level above basic</text:p>
      <text:p text:style-name="P8"><text:s text:c="6"/>i (implicit) : prints messages describing the implicit rule searches for each target</text:p>
      <text:p text:style-name="P8"><text:s text:c="6"/>j (jobs) <text:s text:c="4"/>: prints messages giving details on the invocation of specific sub-commands</text:p>
      <text:p text:style-name="P8"><text:s text:c="6"/>m (makefile) : enables messages while rebuilding makefiles</text:p>
      <text:p text:style-name="P8"><text:s text:c="4"/><text:span text:style-name="T49">Default: 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2:26:15.800834956</meta:creation-date>
    <dc:date>2023-01-18T11:42:24.884695046</dc:date>
    <meta:editing-duration>PT3H2M5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103" meta:word-count="697" meta:character-count="5595" meta:non-whitespace-character-count="4429"/>
  </office:meta>
</office:document-meta>
</file>